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0%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7cm" svg:y1="5.6cm" svg:x2="4cm" svg:y2="5.1cm">
          <text:p/>
        </draw:line>
        <draw:custom-shape draw:style-name="gr2" draw:text-style-name="P2" draw:layer="layout" svg:width="1cm" svg:height="1.5cm" svg:x="15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5.5cm" svg:y="2.6cm">
          <text:p text:style-name="P3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445cm" svg:y1="2.309cm" svg:x2="16.345cm" svg:y2="2.609cm">
          <text:p/>
        </draw:line>
        <draw:custom-shape draw:style-name="gr3" draw:text-style-name="P2" draw:layer="layout" svg:width="1cm" svg:height="1cm" svg:x="1.7cm" svg:y="5cm">
          <text:p text:style-name="P3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5.2cm" svg:x2="6.3cm" svg:y2="4.7cm">
          <text:p/>
        </draw:line>
        <draw:custom-shape draw:style-name="gr3" draw:text-style-name="P2" draw:layer="layout" svg:width="1cm" svg:height="1cm" svg:x="4cm" svg:y="4.6cm"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3cm" svg:y1="4.8cm" svg:x2="8.6cm" svg:y2="4.3cm">
          <text:p/>
        </draw:line>
        <draw:custom-shape draw:style-name="gr3" draw:text-style-name="P2" draw:layer="layout" svg:width="1cm" svg:height="1cm" svg:x="6.3cm" svg:y="4.2cm">
          <text:p text:style-name="P3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6cm" svg:y1="4.4cm" svg:x2="10.9cm" svg:y2="3.9cm">
          <text:p/>
        </draw:line>
        <draw:custom-shape draw:style-name="gr3" draw:text-style-name="P2" draw:layer="layout" svg:width="1cm" svg:height="1cm" svg:x="8.6cm" svg:y="3.8cm">
          <text:p text:style-name="P3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9cm" svg:y1="4cm" svg:x2="13.2cm" svg:y2="3.5cm">
          <text:p/>
        </draw:line>
        <draw:custom-shape draw:style-name="gr3" draw:text-style-name="P2" draw:layer="layout" svg:width="1cm" svg:height="1cm" svg:x="10.9cm" svg:y="3.4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.7cm" svg:y="3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4cm" svg:y="3.51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6.3cm" svg:y="3.1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8.6cm" svg:y="2.7cm">
          <text:p text:style-name="P3">1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0.9cm" svg:y="2.3cm">
          <text:p text:style-name="P3">17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2cm" svg:y1="3.6cm" svg:x2="15.5cm" svg:y2="3.1cm">
          <text:p/>
        </draw:line>
        <draw:custom-shape draw:style-name="gr3" draw:text-style-name="P2" draw:layer="layout" svg:width="1cm" svg:height="1cm" svg:x="13.2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3.2cm" svg:y="1.9cm">
          <text:p text:style-name="P3">2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16.6cm" svg:y="2.6cm">
          <text:p text:style-name="P3">2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27T15:07:40.116000000</dc:date>
    <meta:editing-duration>PT19M45S</meta:editing-duration>
    <meta:editing-cycles>18</meta:editing-cycles>
    <meta:generator>LibreOffice/5.4.3.2$Windows_X86_64 LibreOffice_project/92a7159f7e4af62137622921e809f8546db437e5</meta:generator>
    <meta:document-statistic meta:object-count="22"/>
  </office:meta>
</office:document-meta>
</file>